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6D3849F3A43CBBBC.png" manifest:media-type="image/png"/>
  <manifest:file-entry manifest:full-path="Pictures/100002000000000C0000000CAD41B0F50FDB05A6.gif" manifest:media-type="image/gif"/>
  <manifest:file-entry manifest:full-path="Pictures/100003A50000017B000001E7A5B2E84C42C85B96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Regular" style:font-family-generic="roman" style:font-pitch="variable"/>
    <style:font-face style:name="FreeSerif" svg:font-family="FreeSerif" style:font-family-generic="roman" style:font-pitch="variable"/>
    <style:font-face style:name="FreeSerif1" svg:font-family="FreeSerif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2" svg:font-family="FreeSans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outline1">
      <style:graphic-properties fo:min-height="5.55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draw:auto-grow-height="true" fo:min-height="2.669cm"/>
    </style:style>
    <style:style style:name="pr6" style:family="presentation" style:parent-style-name="Inspiration-title">
      <style:graphic-properties fo:min-height="3.506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notes">
      <style:graphic-properties draw:fill-color="#ffffff" fo:min-height="13.1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T1" style:family="text">
      <style:text-properties fo:language="fr" fo:country="CA"/>
    </style:style>
    <style:style style:name="T2" style:family="text">
      <style:text-properties fo:language="fr" fo:country="BE"/>
    </style:style>
    <style:style style:name="T3" style:family="text">
      <style:text-properties fo:language="fr" fo:country="BJ"/>
    </style:style>
    <style:style style:name="T4" style:family="text">
      <style:text-properties fo:language="fr" fo:country="CI"/>
    </style:style>
    <style:style style:name="T5" style:family="text">
      <style:text-properties fo:language="fr" fo:country="FR"/>
    </style:style>
    <style:style style:name="T6" style:family="text">
      <style:text-properties fo:language="fr" fo:country="NE"/>
    </style:style>
    <style:style style:name="T7" style:family="text">
      <style:text-properties fo:language="fr" fo:country="BF"/>
    </style:style>
    <style:style style:name="T8" style:family="text">
      <style:text-properties fo:language="fr" fo:country="LU"/>
    </style:style>
    <text:list-style style:name="L1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image text:level="1" xlink:href="Pictures/100003A50000017B000001E7A5B2E84C42C85B96.svg" xlink:type="simple" xlink:show="embed" xlink:actuate="onLoad">
        <style:list-level-properties text:space-before="0.3cm" text:min-label-width="0.9cm" style:vertical-pos="middle" style:vertical-rel="line" fo:width="0.379cm" fo:height="0.487cm"/>
      </text:list-level-style-image>
      <text:list-level-style-image text:level="2" xlink:href="Pictures/100002000000000C0000000CAD41B0F50FDB05A6.gif" xlink:type="simple" xlink:show="embed" xlink:actuate="onLoad">
        <style:list-level-properties text:space-before="1.5cm" text:min-label-width="0.9cm" style:vertical-pos="middle" style:vertical-rel="line" fo:width="0.318cm" fo:height="0.318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4" xml:id="id1" draw:id="i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Ebay Watcher</text:p>
          </draw:text-box>
        </draw:frame>
        <draw:frame presentation:style-name="pr2" draw:layer="layout" svg:width="25.2cm" svg:height="5.809cm" svg:x="1.4cm" svg:y="5cm" presentation:class="outline">
          <draw:text-box>
            <text:list text:style-name="L2">
              <text:list-item>
                <text:p text:style-name="P1"><text:span text:style-name="T1">Une</text:span> application <text:s/>web et mobile</text:p>
              </text:list-item>
            </text:list>
            <text:list text:style-name="L3">
              <text:list-item>
                <text:p text:style-name="P1"><text:span text:style-name="T2">Un outil</text:span> pour <text:span text:style-name="T1">les</text:span> <text:span text:style-name="T1">collectionneurs</text:span></text:p>
              </text:list-item>
            </text:list>
            <text:list text:style-name="L2">
              <text:list-header>
                <text:p text:style-name="P1"/>
                <text:p text:style-name="P1"/>
              </text:list-header>
            </text:list>
          </draw:text-box>
        </draw:frame>
        <draw:frame presentation:style-name="pr2" draw:layer="layout" svg:width="25.2cm" svg:height="5.809cm" svg:x="1.4cm" svg:y="11.362cm" presentation:class="outline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Réalisé par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  <text:p>Julien Guité-Vinet, Seynabou Gueye et Imane Mifdal</text:p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 xml:id="id2" draw:id="id2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1">Objectif et but </text:span><text:span text:style-name="T3">du</text:span> <text:span text:style-name="T2">logiciel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4">
              <text:list-item>
                <text:p><text:span text:style-name="T1">Être </text:span><text:span text:style-name="T4">à</text:span> <text:span text:style-name="T1">l’affût</text:span> des <text:span text:style-name="T3">offres</text:span> <text:span text:style-name="T5">sur</text:span> ebay</text:p>
                <text:list>
                  <text:list-item>
                    <text:p><text:span text:style-name="T1">permet </text:span><text:span text:style-name="T6">une</text:span> <text:span text:style-name="T7">recherche</text:span> <text:span text:style-name="T2">avancée</text:span> <text:span text:style-name="T3">des</text:span> items</text:p>
                  </text:list-item>
                  <text:list-item>
                    <text:p>options <text:span text:style-name="T2">personnalisées</text:span> pour <text:span text:style-name="T2">les</text:span> <text:span text:style-name="T2">cartes</text:span> <text:span text:style-name="T2">de</text:span> hockey</text:p>
                  </text:list-item>
                </text:list>
                <text:p/>
              </text:list-item>
              <text:list-item>
                <text:p>Lancer <text:span text:style-name="T2">une</text:span> <text:span text:style-name="T2">alerte</text:span></text:p>
                <text:list>
                  <text:list-item>
                    <text:p><text:span text:style-name="T8">l’utilisateur </text:span>reçoit un e-mail lorsque l’item désiré est disponible</text:p>
                  </text:list-item>
                  <text:list-item>
                    <text:p>L’ e-mail fournit la description et le lien vers l’item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 xml:id="id3" draw:id="id3">
        <office:forms form:automatic-focus="false" form:apply-design-mode="false"/>
        <draw:frame presentation:style-name="pr5" draw:layer="layout" svg:width="20cm" svg:height="2.669cm" svg:x="1.4cm" svg:y="1.266cm" presentation:class="title" presentation:user-transformed="true">
          <draw:text-box>
            <text:p>Principales fonctions (recherche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Recherche simple</text:p>
                <text:list>
                  <text:list-item>
                    <text:p>affichage des résultats significatifs</text:p>
                  </text:list-item>
                  <text:list-item>
                    <text:p>possibilité de voir l’item sur le site hôte d’Ebay</text:p>
                  </text:list-item>
                </text:list>
                <text:p/>
              </text:list-item>
              <text:list-item>
                <text:p>Recherche avancée</text:p>
                <text:list>
                  <text:list-item>
                    <text:p>prix minimum et maximum</text:p>
                  </text:list-item>
                  <text:list-item>
                    <text:p>recherche de la phrase exacte</text:p>
                  </text:list-item>
                  <text:list-item>
                    <text:p>recherche associée à une équipe de hockey</text:p>
                  </text:list-item>
                  <text:list-item>
                    <text:p>recherche associée à un imprimeur de carte</text:p>
                  </text:list-item>
                  <text:list-item>
                    <text:p>triage des items usagés et neufs</text:p>
                  </text:list-item>
                  <text:list-item>
                    <text:p>triage par ordre de prix croissant et décroissant 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 xml:id="id4" draw:id="id4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Principales fonctions (alerte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Création d’une alerte par l’utilisateur</text:p>
                <text:list>
                  <text:list-item>
                    <text:p>si la recherche ne donne aucun résultat</text:p>
                  </text:list-item>
                  <text:list-item>
                    <text:p>possibilité d’afficher les alertes actives</text:p>
                  </text:list-item>
                </text:list>
              </text:list-item>
              <text:list-item>
                <text:p>Thread disctinct pour chacunes des alertes</text:p>
              </text:list-item>
              <text:list-item>
                <text:p>Arrêt de l’alerte</text:p>
                <text:list>
                  <text:list-item>
                    <text:p>lorsque l’item est disponible sur ebay</text:p>
                  </text:list-item>
                  <text:list-item>
                    <text:p>email détaillé contenant le lien vers l’item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 xml:id="id5" draw:id="id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cep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odèle-vue-controleur</text:p>
                <text:list>
                  <text:list-item>
                    <text:p>Modèle implémenté avec django</text:p>
                  </text:list-item>
                  <text:list-item>
                    <text:p>Vue implémentée avec react-native/bootstrap</text:p>
                  </text:list-item>
                  <text:list-item>
                    <text:p>Controleur implémenté avec javascript/python</text:p>
                    <text:p/>
                  </text:list-item>
                </text:list>
              </text:list-item>
              <text:list-item>
                <text:p>Méthodologie agile</text:p>
                <text:list>
                  <text:list-item>
                    <text:p>sprint : itération sur une ou deux semaines</text:p>
                    <text:list>
                      <text:list-item>
                        <text:p>un produit fonctionnel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 xml:id="id6" draw:id="id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Technologi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React-native</text:p>
                <text:list>
                  <text:list-item>
                    <text:p>Instalation ardue</text:p>
                    <text:list>
                      <text:list-item>
                        <text:p>émulateur</text:p>
                      </text:list-item>
                      <text:list-item>
                        <text:p>dépendance des librairies node.js</text:p>
                      </text:list-item>
                    </text:list>
                  </text:list-item>
                  <text:list-item>
                    <text:p>Évolution rapide</text:p>
                    <text:list>
                      <text:list-item>
                        <text:p>beaucoup d’exemple avec du code obsolète (“deprecated”)</text:p>
                      </text:list-item>
                    </text:list>
                  </text:list-item>
                  <text:list-item>
                    <text:p>Programation plaisante du front-end </text:p>
                    <text:list>
                      <text:list-item>
                        <text:p>personnalisation des composantes</text:p>
                      </text:list-item>
                      <text:list-item>
                        <text:p>prédominance de Node.js</text:p>
                      </text:list-item>
                    </text:list>
                  </text:list-item>
                  <text:list-item>
                    <text:p>Compatible sur iOS et Android</text:p>
                  </text:list-item>
                </text:list>
                <text:p/>
              </text:list-item>
            </text:list>
          </draw:text-box>
        </draw:frame>
        <anim:par presentation:node-type="timing-root">
          <anim:par smil:begin="id6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 xml:id="id7" draw:id="id7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Technologi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4">
              <text:list-item>
                <text:p>Django (rest-framework)</text:p>
                <text:list>
                  <text:list-item>
                    <text:p>documentation en français disponible</text:p>
                  </text:list-item>
                  <text:list-item>
                    <text:p>flexibilité de python (typage dynamique)</text:p>
                  </text:list-item>
                  <text:list-item>
                    <text:p>accès à la base de données sans commande SQL</text:p>
                  </text:list-item>
                </text:list>
              </text:list-item>
              <text:list-item>
                <text:p>Ebay API</text:p>
                <text:list>
                  <text:list-item>
                    <text:p>très peu de documentation </text:p>
                  </text:list-item>
                  <text:list-item>
                    <text:p>difficile à debugguer</text:p>
                  </text:list-item>
                </text:list>
              </text:list-item>
              <text:list-item>
                <text:p>Boostrap framework</text:p>
                <text:list>
                  <text:list-item>
                    <text:p>classes prêtes à utiliser</text:p>
                  </text:list-item>
                  <text:list-item>
                    <text:p>CSS intégré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 xml:id="id8" draw:id="id8">
        <draw:frame presentation:style-name="pr7" draw:layer="layout" svg:width="20cm" svg:height="2cm" svg:x="1.4cm" svg:y="1.6cm" presentation:class="title">
          <draw:text-box>
            <text:p>Technologi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4">
              <text:list-header>
                <text:p/>
              </text:list-header>
              <text:list-item>
                <text:p>JavaScript</text:p>
                <text:list>
                  <text:list-item>
                    <text:p>beaucoup de parenthèses et d’accolades </text:p>
                  </text:list-item>
                </text:list>
              </text:list-item>
              <text:list-item>
                <text:p>Outils de communication</text:p>
                <text:list>
                  <text:list-item>
                    <text:p>Stack</text:p>
                  </text:list-item>
                  <text:list-item>
                    <text:p>TeamViewer</text:p>
                  </text:list-item>
                  <text:list-item>
                    <text:p>Trello</text:p>
                  </text:list-item>
                </text:list>
                <text:p/>
              </text:list-item>
            </text:list>
          </draw:text-box>
        </draw:frame>
        <anim:par presentation:node-type="timing-root">
          <anim:par smil:begin="id8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8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 xml:id="id9" draw:id="id9">
        <draw:frame presentation:style-name="pr6" draw:layer="layout" svg:width="25.199cm" svg:height="3.506cm" svg:x="1.4cm" svg:y="0.837cm" presentation:class="title" presentation:user-transformed="true">
          <draw:text-box>
            <text:p>Problèmes rencontré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Agile</text:p>
                <text:list>
                  <text:list-item>
                    <text:p>Plusieurs itérations dans le vent</text:p>
                    <text:list>
                      <text:list-item>
                        <text:p>manque de connaissance des technologies</text:p>
                      </text:list-item>
                    </text:list>
                  </text:list-item>
                  <text:list-item>
                    <text:p>Suppression d’éléments importants du backlog</text:p>
                    <text:list>
                      <text:list-item>
                        <text:p>manque de communication</text:p>
                      </text:list-item>
                      <text:list-item>
                        <text:p>manque de temps</text:p>
                      </text:list-item>
                    </text:list>
                  </text:list-item>
                  <text:list-item>
                    <text:p>Travail en silo</text:p>
                  </text:list-item>
                </text:list>
              </text:list-item>
              <text:list-item>
                <text:p>Linux vs Windows</text:p>
                <text:list>
                  <text:list-item>
                    <text:p>instalations des librairies</text:p>
                  </text:list-item>
                  <text:list-item>
                    <text:p>résolution de problèmes plus difficile</text:p>
                  </text:list-item>
                </text:list>
                <text:p/>
              </text:list-item>
            </text:list>
          </draw:text-box>
        </draw:frame>
        <anim:par presentation:node-type="timing-root">
          <anim:par smil:begin="id9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 xml:id="id10" draw:id="id10">
        <draw:frame presentation:style-name="pr1" draw:layer="layout" svg:width="20cm" svg:height="2cm" svg:x="1.4cm" svg:y="1.6cm" presentation:class="title">
          <draw:text-box>
            <text:p>Problèmes rencontré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4">
              <text:list-item>
                <text:p>Django</text:p>
                <text:list>
                  <text:list-item>
                    <text:p>Plusieurs utilisateurs</text:p>
                    <text:list>
                      <text:list-item>
                        <text:p>implémentation du “token”</text:p>
                      </text:list-item>
                      <text:list-item>
                        <text:p>refactoring important du modèle</text:p>
                      </text:list-item>
                    </text:list>
                  </text:list-item>
                  <text:list-item>
                    <text:p>Python2 vs Python3</text:p>
                    <text:list>
                      <text:list-item>
                        <text:p>erreur de compatibilité</text:p>
                      </text:list-item>
                    </text:list>
                  </text:list-item>
                  <text:list-item>
                    <text:p>Environnement virtuel</text:p>
                    <text:list>
                      <text:list-item>
                        <text:p>erreur de librairies</text:p>
                      </text:list-item>
                    </text:list>
                  </text:list-item>
                  <text:list-item>
                    <text:p>Fetch impossible sur le localhost</text:p>
                  </text:list-item>
                </text:list>
              </text:list-item>
              <text:list-item>
                <text:p>Ebay API</text:p>
                <text:list>
                  <text:list-item>
                    <text:p>beaucoup de dictionnaires imbriqués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Regular" style:font-family-generic="roman" style:font-pitch="variable"/>
    <style:font-face style:name="FreeSerif" svg:font-family="FreeSerif" style:font-family-generic="roman" style:font-pitch="variable"/>
    <style:font-face style:name="FreeSerif1" svg:font-family="FreeSerif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2" svg:font-family="FreeSans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visible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image-width="0cm" draw:fill-image-height="0cm" draw:auto-grow-height="false" draw:fit-to-size="shrink-to-fit">
        <text:list-style style:name="Inspiration-outline1">
          <text:list-level-style-image text:level="1" xlink:href="Pictures/100003A50000017B000001E7A5B2E84C42C85B96.svg" xlink:type="simple" xlink:show="embed" xlink:actuate="onLoad">
            <style:list-level-properties text:space-before="0.3cm" text:min-label-width="0.9cm" style:vertical-pos="middle" style:vertical-rel="line" fo:width="0.379cm" fo:height="0.487cm"/>
          </text:list-level-style-image>
          <text:list-level-style-image text:level="2" xlink:href="Pictures/100002000000000C0000000CAD41B0F50FDB05A6.gif" xlink:type="simple" xlink:show="embed" xlink:actuate="onLoad">
            <style:list-level-properties text:space-before="1.5cm" text:min-label-width="0.9cm" style:vertical-pos="middle" style:vertical-rel="line" fo:width="0.318cm" fo:height="0.318cm"/>
          </text:list-level-style-image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14cm" fo:text-indent="0cm"/>
      <style:text-properties style:use-window-font-color="true" style:text-outline="false" style:text-line-through-style="none" style:text-line-through-type="none" style:font-name="FreeSans2" fo:font-family="FreeSans" style:font-style-name="Regular" style:font-family-generic="swiss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style:font-name="FreeSerif1" fo:font-family="FreeSerif" style:font-style-name="Regular" style:font-family-generic="roman" style:font-pitch="variable" fo:font-size="28pt" fo:font-weight="normal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➢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fill-image-width="0cm" draw:fill-image-height="0cm" draw:textarea-vertical-align="middle">
        <text:list-style style:name="Inspiration-title">
          <text:list-level-style-bullet text:level="1" text:bullet-char="➢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6T04:24:25.094608370</meta:creation-date>
    <dc:date>2017-12-11T18:36:38.162980367</dc:date>
    <meta:editing-duration>PT1H33M8S</meta:editing-duration>
    <meta:editing-cycles>13</meta:editing-cycles>
    <meta:generator>LibreOffice/5.1.6.2$Linux_X86_64 LibreOffice_project/10m0$Build-2</meta:generator>
    <meta:document-statistic meta:object-count="74"/>
  </office:meta>
</office:document-meta>
</file>